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10PitchBT-Roman" svg:font-family="Courier10PitchBT-Roman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ourier10PitchBT-Roman" fo:font-size="12pt" fo:font-weight="normal" style:font-name-asian="Courier10PitchBT-Roman" style:font-size-asian="12pt" style:font-weight-asian="normal" style:font-name-complex="Courier10PitchBT-Roman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3" style:family="paragraph" style:parent-style-name="Preformatted_20_Text">
      <style:paragraph-properties fo:text-align="start" style:justify-single-word="false" style:text-autospace="none"/>
      <style:text-properties style:font-name="Courier New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text-align="start" style:justify-single-word="false" style:text-autospace="none"/>
      <style:text-properties fo:color="#ff6600" style:font-name="Courier10PitchBT-Roman" fo:font-size="14pt" style:font-name-asian="Courier10PitchBT-Roman" style:font-size-asian="14pt" style:font-name-complex="Courier10PitchBT-Roman" style:font-size-complex="14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ff6600" style:font-name="Consolas" fo:font-size="15pt" style:font-name-asian="Courier10PitchBT-Roman" style:font-size-asian="15pt" style:font-name-complex="Courier10PitchBT-Roman" style:font-size-complex="15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urier10PitchBT-Roman" fo:font-size="12pt" style:font-name-asian="Courier10PitchBT-Roman" style:font-size-asian="12pt" style:font-name-complex="Courier10PitchBT-Roman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ourier10PitchBT-Roman" fo:font-size="12pt" style:text-underline-style="solid" style:text-underline-width="auto" style:text-underline-color="font-color" style:font-name-asian="Courier10PitchBT-Roman" style:font-size-asian="12pt" style:font-name-complex="Courier10PitchBT-Roman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urier10PitchBT-Roman" fo:font-size="12pt" style:text-underline-style="solid" style:text-underline-width="auto" style:text-underline-color="font-color" fo:font-weight="normal" style:font-name-asian="Courier10PitchBT-Roman" style:font-size-asian="12pt" style:font-weight-asian="normal" style:font-name-complex="Courier10PitchBT-Roman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cfbfad" style:font-name="Courier10PitchBT-Roman" fo:font-size="12pt" style:font-name-asian="Courier10PitchBT-Roman" style:font-size-asian="12pt" style:font-name-complex="Courier10PitchBT-Roman" style:font-size-complex="12pt"/>
    </style:style>
    <style:style style:name="P14" style:family="paragraph" style:parent-style-name="Preformatted_20_Text">
      <style:paragraph-properties fo:text-align="start" style:justify-single-word="false" style:text-autospace="none"/>
      <style:text-properties fo:color="#646482" style:font-name="Courier10PitchBT-Roman" fo:font-size="12pt" style:font-name-asian="Courier10PitchBT-Roman" style:font-size-asian="12pt" style:font-name-complex="Courier10PitchBT-Roman" style:font-size-complex="12pt"/>
    </style:style>
    <style:style style:name="P15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10PitchBT-Roman" fo:font-size="12pt" style:font-name-asian="Courier10PitchBT-Roman" style:font-size-asian="12pt" style:font-name-complex="Courier10PitchBT-Roman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ourier10PitchBT-Roman" fo:font-size="12pt" style:font-name-asian="Courier10PitchBT-Roman" style:font-size-asian="12pt" style:font-name-complex="Courier10PitchBT-Roman" style:font-size-complex="12pt"/>
    </style:style>
    <style:style style:name="T1" style:family="text">
      <style:text-properties fo:color="#000000" style:font-name="Courier10PitchBT-Roman" fo:font-weight="bold" style:font-name-asian="Courier10PitchBT-Roman" style:font-name-complex="Courier10PitchBT-Roman"/>
    </style:style>
    <style:style style:name="T2" style:family="text">
      <style:text-properties fo:color="#000000" style:font-name="Courier10PitchBT-Roman" fo:font-size="12pt" style:font-name-asian="Courier10PitchBT-Roman" style:font-size-asian="12pt" style:font-name-complex="Courier10PitchBT-Roman" style:font-size-complex="12pt"/>
    </style:style>
    <style:style style:name="T3" style:family="text">
      <style:text-properties fo:color="#000000" style:font-name="Courier New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4" style:family="text">
      <style:text-properties fo:color="#000000" style:font-name="Courier New" fo:font-weight="bold" style:font-name-asian="Courier10PitchBT-Roman" style:font-weight-asian="bold" style:font-name-complex="Courier10PitchBT-Roman" style:font-weight-complex="bold"/>
    </style:style>
    <style:style style:name="T5" style:family="text">
      <style:text-properties fo:color="#000000" fo:font-weight="bold" style:font-name-asian="Courier10PitchBT-Roman" style:font-name-complex="Courier10PitchBT-Roman"/>
    </style:style>
    <style:style style:name="T6" style:family="text">
      <style:text-properties fo:color="#000000" fo:font-weight="bold" style:font-name-asian="Courier10PitchBT-Roman" style:font-weight-asian="bold" style:font-name-complex="Courier10PitchBT-Roman" style:font-weight-complex="bold"/>
    </style:style>
    <style:style style:name="T7" style:family="text">
      <style:text-properties fo:color="#cfbfad"/>
    </style:style>
    <style:style style:name="T8" style:family="text">
      <style:text-properties fo:color="#cfbfad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cfbfad" fo:font-weight="bold" style:font-weight-asian="bold" style:font-weight-complex="bold"/>
    </style:style>
    <style:style style:name="T10" style:family="text">
      <style:text-properties fo:color="#cfbfad" fo:font-weight="bold" style:font-name-asian="Courier10PitchBT-Roman" style:font-weight-asian="bold" style:font-name-complex="Courier10PitchBT-Roman" style:font-weight-complex="bold"/>
    </style:style>
    <style:style style:name="T11" style:family="text">
      <style:text-properties fo:color="#cfbfad" style:font-name="Courier New" fo:font-weight="bold" style:font-name-asian="Courier10PitchBT-Roman" style:font-weight-asian="bold" style:font-name-complex="Courier10PitchBT-Roman" style:font-weight-complex="bold"/>
    </style:style>
    <style:style style:name="T12" style:family="text">
      <style:text-properties fo:color="#646482"/>
    </style:style>
    <style:style style:name="T13" style:family="text">
      <style:text-properties fo:color="#646482" fo:font-weight="bold" style:font-weight-asian="bold" style:font-weight-complex="bold"/>
    </style:style>
    <style:style style:name="T14" style:family="text">
      <style:text-properties fo:color="#646482" fo:font-weight="bold" style:font-name-asian="Courier10PitchBT-Roman" style:font-weight-asian="bold" style:font-name-complex="Courier10PitchBT-Roman" style:font-weight-complex="bold"/>
    </style:style>
    <style:style style:name="T15" style:family="text">
      <style:text-properties fo:color="#646482" fo:font-size="12pt" style:font-size-asian="12pt" style:font-size-complex="12pt"/>
    </style:style>
    <style:style style:name="T16" style:family="text">
      <style:text-properties fo:color="#646482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646482" style:font-name="Courier New" fo:font-weight="bold" style:font-name-asian="Courier10PitchBT-Roman" style:font-weight-asian="bold" style:font-name-complex="Courier10PitchBT-Roman" style:font-weight-complex="bold"/>
    </style:style>
    <style:style style:name="T18" style:family="text">
      <style:text-properties fo:color="#808bed"/>
    </style:style>
    <style:style style:name="T19" style:family="text">
      <style:text-properties fo:color="#808bed" style:font-name="Courier New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20" style:family="text">
      <style:text-properties fo:color="#f0ad6d"/>
    </style:style>
    <style:style style:name="T21" style:family="text">
      <style:text-properties fo:color="#f0ad6d" style:font-name="Courier New" fo:font-weight="bold" style:font-name-asian="Courier10PitchBT-Roman" style:font-weight-asian="bold" style:font-name-complex="Courier10PitchBT-Roman" style:font-weight-complex="bold"/>
    </style:style>
    <style:style style:name="T22" style:family="text">
      <style:text-properties fo:color="#f0ad6d" fo:font-weight="bold" style:font-name-asian="Courier10PitchBT-Roman" style:font-weight-asian="bold" style:font-name-complex="Courier10PitchBT-Roman" style:font-weight-complex="bold"/>
    </style:style>
    <style:style style:name="T23" style:family="text">
      <style:text-properties fo:color="#cd8b00"/>
    </style:style>
    <style:style style:name="T24" style:family="text">
      <style:text-properties fo:color="#cd8b00" style:font-name="Courier10PitchBT-Roman" fo:font-size="12pt" style:font-name-asian="Courier10PitchBT-Roman" style:font-size-asian="12pt" style:font-name-complex="Courier10PitchBT-Roman" style:font-size-complex="12pt"/>
    </style:style>
    <style:style style:name="T25" style:family="text">
      <style:text-properties fo:color="#ff8bff"/>
    </style:style>
    <style:style style:name="T26" style:family="text">
      <style:text-properties fo:color="#333333" style:font-name="Courier10PitchBT-Roman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27" style:family="text">
      <style:text-properties style:text-underline-styl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9">Richard Shatz</text:p>
      <text:p text:style-name="P9">Midterm</text:p>
      <text:p text:style-name="P9">17C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Question 6:</text:p>
      <text:p text:style-name="P10"/>
      <text:p text:style-name="P11">Linear Search Code: O(n)</text:p>
      <text:p text:style-name="P14"><text:s text:c="2"/><text:tab/></text:p>
      <text:p text:style-name="P7"><text:span text:style-name="T15"><text:tab/></text:span><text:span text:style-name="T16">opp</text:span><text:span text:style-name="T8">++;</text:span><text:span text:style-name="T16"> <text:s/></text:span></text:p>
      <text:p text:style-name="P5"><text:span text:style-name="T12"><text:s text:c="4"/></text:span><text:span text:style-name="T18">for</text:span><text:span text:style-name="T12"> </text:span><text:span text:style-name="T7">(</text:span><text:span text:style-name="T18">int</text:span><text:span text:style-name="T12"> </text:span>i<text:span text:style-name="T12"> </text:span><text:span text:style-name="T7">=</text:span><text:span text:style-name="T12"> </text:span><text:span text:style-name="T20">0</text:span><text:span text:style-name="T7">;</text:span><text:span text:style-name="T12"> </text:span>i<text:span text:style-name="T12"> </text:span><text:span text:style-name="T7">&lt;</text:span><text:span text:style-name="T12"> </text:span>length<text:span text:style-name="T7">;</text:span><text:span text:style-name="T12"> </text:span>i<text:span text:style-name="T7">++)</text:span><text:span text:style-name="T12"> </text:span><text:span text:style-name="T7">{</text:span></text:p>
      <text:p text:style-name="P6"><text:span text:style-name="T12"><text:s text:c="8"/></text:span><text:span text:style-name="T18">if</text:span><text:span text:style-name="T12"> </text:span><text:span text:style-name="T7">(</text:span>key<text:span text:style-name="T12"> </text:span><text:span text:style-name="T7">==</text:span><text:span text:style-name="T12"> </text:span>data<text:span text:style-name="T7">[</text:span>i<text:span text:style-name="T7">])</text:span><text:span text:style-name="T12"> </text:span><text:span text:style-name="T7">{</text:span></text:p>
      <text:p text:style-name="P6"><text:span text:style-name="T12"><text:s text:c="12"/></text:span><text:span text:style-name="T18">return</text:span><text:span text:style-name="T12"> </text:span>data<text:span text:style-name="T7">[</text:span>i<text:span text:style-name="T7">];</text:span></text:p>
      <text:p text:style-name="P6"><text:span text:style-name="T12"><text:s text:c="8"/></text:span><text:span text:style-name="T7">}</text:span></text:p>
      <text:p text:style-name="P6"><text:span text:style-name="T12"><text:s text:c="8"/></text:span>opp<text:span text:style-name="T12"> </text:span><text:span text:style-name="T7">+=</text:span><text:span text:style-name="T12"> </text:span><text:span text:style-name="T20">3</text:span><text:span text:style-name="T7">;</text:span></text:p>
      <text:p text:style-name="P4"><text:span text:style-name="T13"><text:s text:c="4"/></text:span><text:span text:style-name="T9">}</text:span></text:p>
      <text:p text:style-name="P11">Linear Search Code: O(n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N</text:p>
          </table:table-cell>
          <table:table-cell table:style-name="Table1.A1" office:value-type="string">
            <text:p text:style-name="P17">Total Operations</text:p>
          </table:table-cell>
          <table:table-cell table:style-name="Table1.C1" office:value-type="string">
            <text:p text:style-name="P17">Time in seconds</text:p>
          </table:table-cell>
        </table:table-row>
        <table:table-row>
          <table:table-cell table:style-name="Table1.A2" office:value-type="float" office:value="5000">
            <text:p text:style-name="P16">5000</text:p>
          </table:table-cell>
          <table:table-cell table:style-name="Table1.A2" office:value-type="float" office:value="15001">
            <text:p text:style-name="P16">15001</text:p>
          </table:table-cell>
          <table:table-cell table:style-name="Table1.C2" office:value-type="float" office:value="0">
            <text:p text:style-name="P16">0</text:p>
          </table:table-cell>
        </table:table-row>
        <table:table-row>
          <table:table-cell table:style-name="Table1.A2" office:value-type="float" office:value="10000">
            <text:p text:style-name="P16">10000</text:p>
          </table:table-cell>
          <table:table-cell table:style-name="Table1.A2" office:value-type="float" office:value="30001">
            <text:p text:style-name="P16">30001</text:p>
          </table:table-cell>
          <table:table-cell table:style-name="Table1.C2" office:value-type="float" office:value="0">
            <text:p text:style-name="P16">0</text:p>
          </table:table-cell>
        </table:table-row>
        <table:table-row>
          <table:table-cell table:style-name="Table1.A2" office:value-type="float" office:value="20000">
            <text:p text:style-name="P16">20000</text:p>
          </table:table-cell>
          <table:table-cell table:style-name="Table1.A2" office:value-type="float" office:value="60001">
            <text:p text:style-name="P16">60001</text:p>
          </table:table-cell>
          <table:table-cell table:style-name="Table1.C2" office:value-type="float" office:value="0">
            <text:p text:style-name="P16">0</text:p>
          </table:table-cell>
        </table:table-row>
        <table:table-row>
          <table:table-cell table:style-name="Table1.A2" office:value-type="float" office:value="40000">
            <text:p text:style-name="P16">40000</text:p>
          </table:table-cell>
          <table:table-cell table:style-name="Table1.A2" office:value-type="float" office:value="120001">
            <text:p text:style-name="P16">120001</text:p>
          </table:table-cell>
          <table:table-cell table:style-name="Table1.C2" office:value-type="float" office:value="0">
            <text:p text:style-name="P16">0</text:p>
          </table:table-cell>
        </table:table-row>
      </table:table>
      <text:p text:style-name="P10"/>
      <text:p text:style-name="P10"/>
      <text:p text:style-name="P10">Binary Search with Selection Sort: O(n^2logn)</text:p>
      <text:p text:style-name="P10"/>
      <text:p text:style-name="P11">Selection sort: O(n^2)</text:p>
      <text:p text:style-name="P7"><text:span text:style-name="T24"><text:tab/></text:span><text:span text:style-name="T26">opp++;</text:span></text:p>
      <text:p text:style-name="P5"><text:span text:style-name="T12"><text:s text:c="4"/></text:span><text:span text:style-name="T18">for</text:span><text:span text:style-name="T12"> </text:span><text:span text:style-name="T7">(</text:span><text:span text:style-name="T18">int</text:span><text:span text:style-name="T12"> </text:span>i<text:span text:style-name="T12"> </text:span><text:span text:style-name="T7">=</text:span><text:span text:style-name="T12"> </text:span><text:span text:style-name="T20">0</text:span><text:span text:style-name="T7">,</text:span>j<text:span text:style-name="T7">,</text:span>least<text:span text:style-name="T7">;</text:span><text:span text:style-name="T12"> </text:span>i<text:span text:style-name="T12"> </text:span><text:span text:style-name="T7">&lt;</text:span><text:span text:style-name="T12"> </text:span>length<text:span text:style-name="T12"> </text:span><text:span text:style-name="T7">-</text:span><text:span text:style-name="T12"> </text:span><text:span text:style-name="T20">1</text:span><text:span text:style-name="T7">;</text:span><text:span text:style-name="T12"> </text:span>i<text:span text:style-name="T7">++)</text:span><text:span text:style-name="T12"> </text:span><text:span text:style-name="T7">{</text:span></text:p>
      <text:p text:style-name="P6"><text:span text:style-name="T12"><text:s text:c="8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8"/></text:span><text:span text:style-name="T18">for</text:span><text:span text:style-name="T12"> </text:span><text:span text:style-name="T7">(</text:span>j<text:span text:style-name="T12"> </text:span><text:span text:style-name="T7">=</text:span><text:span text:style-name="T12"> </text:span>i<text:span text:style-name="T12"> </text:span><text:span text:style-name="T7">+</text:span><text:span text:style-name="T12"> </text:span><text:span text:style-name="T20">1</text:span><text:span text:style-name="T7">,</text:span><text:span text:style-name="T12"> </text:span>least<text:span text:style-name="T12"> </text:span><text:span text:style-name="T7">=</text:span><text:span text:style-name="T12"> </text:span>i<text:span text:style-name="T7">;</text:span><text:span text:style-name="T12"> </text:span>j<text:span text:style-name="T12"> </text:span><text:span text:style-name="T7">&lt;</text:span><text:span text:style-name="T12"> </text:span>length<text:span text:style-name="T7">;</text:span><text:span text:style-name="T12"> </text:span>j<text:span text:style-name="T7">++)</text:span><text:span text:style-name="T12"> </text:span><text:span text:style-name="T7">{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12"/></text:span><text:span text:style-name="T18">if</text:span><text:span text:style-name="T12"> </text:span><text:span text:style-name="T7">(</text:span>data<text:span text:style-name="T7">[</text:span>j<text:span text:style-name="T7">]</text:span><text:span text:style-name="T12"> </text:span><text:span text:style-name="T7">&lt;</text:span><text:span text:style-name="T12"> </text:span>data<text:span text:style-name="T7">[</text:span>least<text:span text:style-name="T7">])</text:span><text:span text:style-name="T12"> </text:span><text:span text:style-name="T7">{</text:span></text:p>
      <text:p text:style-name="P6"><text:span text:style-name="T12"><text:s text:c="16"/></text:span>opp<text:span text:style-name="T7">++;</text:span></text:p>
      <text:p text:style-name="P6"><text:span text:style-name="T12"><text:s text:c="16"/></text:span>least<text:span text:style-name="T12"> </text:span><text:span text:style-name="T7">=</text:span><text:span text:style-name="T12"> </text:span>j<text:span text:style-name="T7">;</text:span></text:p>
      <text:p text:style-name="P6"><text:span text:style-name="T12"><text:s text:c="12"/></text:span><text:span text:style-name="T7">}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25">std</text:span><text:span text:style-name="T7">::</text:span>swap<text:span text:style-name="T7">(</text:span>data<text:span text:style-name="T7">[</text:span>least<text:span text:style-name="T7">],</text:span>data<text:span text:style-name="T7">[</text:span>i<text:span text:style-name="T7">]);</text:span></text:p>
      <text:p text:style-name="P6"><text:span text:style-name="T12"><text:s text:c="8"/></text:span>opp<text:span text:style-name="T7">++;</text:span></text:p>
      <text:p text:style-name="P6"><text:span text:style-name="T12"><text:s text:c="4"/></text:span><text:span text:style-name="T7">}</text:span></text:p>
      <text:p text:style-name="P1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Binary Search: O(logn)</text:p>
      <text:p text:style-name="P13"/>
      <text:p text:style-name="P7"><text:span text:style-name="T2"><text:s text:c="8"/></text:span><text:span text:style-name="T19">int </text:span><text:span text:style-name="T3">low</text:span><text:span text:style-name="T19"> = 0;</text:span></text:p>
      <text:p text:style-name="P6"><text:span text:style-name="T12"><text:s text:c="4"/></text:span><text:span text:style-name="T18">int</text:span><text:span text:style-name="T12"> </text:span>mid<text:span text:style-name="T12"> </text:span><text:span text:style-name="T7">=</text:span><text:span text:style-name="T12"> </text:span><text:span text:style-name="T20">0</text:span><text:span text:style-name="T7">;</text:span></text:p>
      <text:p text:style-name="P5"><text:span text:style-name="T12"><text:s text:c="4"/></text:span><text:span text:style-name="T18">int</text:span><text:span text:style-name="T12"> </text:span>high<text:span text:style-name="T12"> </text:span><text:span text:style-name="T7">=</text:span><text:span text:style-name="T12"> </text:span>length<text:span text:style-name="T7">;</text:span></text:p>
      <text:p text:style-name="P6"><text:span text:style-name="T12"><text:s text:c="4"/></text:span>selectionSort<text:span text:style-name="T7">(</text:span>data<text:span text:style-name="T7">,</text:span><text:span text:style-name="T12"> </text:span>length<text:span text:style-name="T7">);</text:span></text:p>
      <text:p text:style-name="P6"><text:span text:style-name="T12"><text:s text:c="4"/></text:span><text:span text:style-name="T18">while</text:span><text:span text:style-name="T12"> </text:span><text:span text:style-name="T7">(</text:span>low<text:span text:style-name="T12"> </text:span><text:span text:style-name="T7">&lt;=</text:span><text:span text:style-name="T12"> </text:span>high<text:span text:style-name="T7">)</text:span><text:span text:style-name="T12"> </text:span><text:span text:style-name="T7">{</text:span></text:p>
      <text:p text:style-name="P5"><text:span text:style-name="T12"><text:s text:c="8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8"/></text:span>mid<text:span text:style-name="T12"> </text:span><text:span text:style-name="T7">=</text:span><text:span text:style-name="T12"> </text:span><text:span text:style-name="T18">static_cast</text:span><text:span text:style-name="T7">&lt;</text:span><text:span text:style-name="T18">int</text:span><text:span text:style-name="T7">&gt;((</text:span>low<text:span text:style-name="T12"> </text:span><text:span text:style-name="T7">+</text:span><text:span text:style-name="T12"> </text:span>high<text:span text:style-name="T7">)/</text:span><text:span text:style-name="T20">2</text:span><text:span text:style-name="T7">);</text:span></text:p>
      <text:p text:style-name="P5"><text:span text:style-name="T12"><text:s text:c="8"/></text:span>opp<text:span text:style-name="T7">++;</text:span><text:span text:style-name="T12"> <text:s/></text:span><text:span text:style-name="T23">//</text:span><text:span text:style-name="T12"> </text:span><text:span text:style-name="T23">mid</text:span><text:span text:style-name="T12"> </text:span><text:span text:style-name="T23">=</text:span><text:span text:style-name="T12"> </text:span><text:span text:style-name="T23">mid</text:span><text:span text:style-name="T12"> </text:span><text:span text:style-name="T23">=</text:span><text:span text:style-name="T12"> </text:span><text:span text:style-name="T23">(low</text:span><text:span text:style-name="T12"> </text:span><text:span text:style-name="T23">+</text:span><text:span text:style-name="T12"> </text:span><text:span text:style-name="T23">high)/2</text:span></text:p>
      <text:p text:style-name="P6"><text:span text:style-name="T12"><text:s text:c="8"/></text:span><text:span text:style-name="T18">if</text:span><text:span text:style-name="T12"> </text:span><text:span text:style-name="T7">(</text:span>key<text:span text:style-name="T12"> </text:span><text:span text:style-name="T7">&lt;</text:span><text:span text:style-name="T12"> </text:span>data<text:span text:style-name="T7">[</text:span>mid<text:span text:style-name="T7">])</text:span><text:span text:style-name="T12"> </text:span><text:span text:style-name="T7">{</text:span></text:p>
      <text:p text:style-name="P6"><text:span text:style-name="T12"><text:s text:c="12"/></text:span>high<text:span text:style-name="T12"> </text:span><text:span text:style-name="T7">=</text:span><text:span text:style-name="T12"> </text:span>mid<text:span text:style-name="T12"> </text:span><text:span text:style-name="T7">-</text:span><text:span text:style-name="T12"> </text:span><text:span text:style-name="T20">1</text:span><text:span text:style-name="T7">;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18">else</text:span><text:span text:style-name="T12"> </text:span><text:span text:style-name="T18">if</text:span><text:span text:style-name="T12"> </text:span><text:span text:style-name="T7">(</text:span>data<text:span text:style-name="T7">[</text:span>mid<text:span text:style-name="T7">]</text:span><text:span text:style-name="T12"> </text:span><text:span text:style-name="T7">&lt;</text:span><text:span text:style-name="T12"> </text:span>key<text:span text:style-name="T7">)</text:span><text:span text:style-name="T12"> </text:span><text:span text:style-name="T7">{</text:span></text:p>
      <text:p text:style-name="P6"><text:span text:style-name="T12"><text:s text:c="12"/></text:span>low<text:span text:style-name="T12"> </text:span><text:span text:style-name="T7">=</text:span><text:span text:style-name="T12"> </text:span>mid<text:span text:style-name="T12"> </text:span><text:span text:style-name="T7">+</text:span><text:span text:style-name="T12"> </text:span><text:span text:style-name="T20">1</text:span><text:span text:style-name="T7">;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3</text:span><text:span text:style-name="T7">;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18">else</text:span><text:span text:style-name="T12"> </text:span><text:span text:style-name="T7">{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12"/></text:span><text:span text:style-name="T18">return</text:span><text:span text:style-name="T12"> </text:span>data<text:span text:style-name="T7">[</text:span>mid<text:span text:style-name="T7">];</text:span><text:span text:style-name="T12"> </text:span><text:span text:style-name="T23">//</text:span><text:span text:style-name="T12"> </text:span><text:span text:style-name="T23">success</text:span></text:p>
      <text:p text:style-name="P6"><text:span text:style-name="T12"><text:s text:c="8"/></text:span><text:span text:style-name="T7">}</text:span></text:p>
      <text:p text:style-name="P5"><text:span text:style-name="T12"><text:s text:c="4"/></text:span><text:span text:style-name="T7">}</text:span></text:p>
      <text:p text:style-name="P6"><text:span text:style-name="T12"><text:s text:c="4"/></text:span><text:span text:style-name="T18">return</text:span><text:span text:style-name="T12"> </text:span><text:span text:style-name="T7">-</text:span><text:span text:style-name="T20">1</text:span><text:span text:style-name="T7">;</text:span><text:span text:style-name="T12"> </text:span><text:span text:style-name="T23">//</text:span><text:span text:style-name="T12"> </text:span><text:span text:style-name="T23">failure:</text:span></text:p>
      <text:p text:style-name="P6"><text:span text:style-name="T23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oft-page-break/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>Binary with selection sort: O(n^2logn)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7">N</text:p>
          </table:table-cell>
          <table:table-cell table:style-name="Table2.A1" office:value-type="string">
            <text:p text:style-name="P17">Total Operations</text:p>
          </table:table-cell>
          <table:table-cell table:style-name="Table2.C1" office:value-type="string">
            <text:p text:style-name="P17">Time in seconds</text:p>
          </table:table-cell>
        </table:table-row>
        <table:table-row>
          <table:table-cell table:style-name="Table2.A2" office:value-type="float" office:value="5000">
            <text:p text:style-name="P17">5000</text:p>
          </table:table-cell>
          <table:table-cell table:style-name="Table2.A2" office:value-type="float" office:value="25045538">
            <text:p text:style-name="P17">25045538</text:p>
          </table:table-cell>
          <table:table-cell table:style-name="Table2.C2" office:value-type="float" office:value="0.066">
            <text:p text:style-name="P17">0.07</text:p>
          </table:table-cell>
        </table:table-row>
        <table:table-row>
          <table:table-cell table:style-name="Table2.A2" office:value-type="float" office:value="10000">
            <text:p text:style-name="P17">10000</text:p>
          </table:table-cell>
          <table:table-cell table:style-name="Table2.A2" office:value-type="float" office:value="100097021">
            <text:p text:style-name="P17">100097021</text:p>
          </table:table-cell>
          <table:table-cell table:style-name="Table2.C2" office:value-type="float" office:value="0.194">
            <text:p text:style-name="P17">0.19</text:p>
          </table:table-cell>
        </table:table-row>
        <table:table-row>
          <table:table-cell table:style-name="Table2.A2" office:value-type="float" office:value="20000">
            <text:p text:style-name="P17">20000</text:p>
          </table:table-cell>
          <table:table-cell table:style-name="Table2.A2" office:value-type="float" office:value="400205965">
            <text:p text:style-name="P17">400205965</text:p>
          </table:table-cell>
          <table:table-cell table:style-name="Table2.C2" office:value-type="float" office:value="0.766">
            <text:p text:style-name="P17">0.77</text:p>
          </table:table-cell>
        </table:table-row>
        <table:table-row>
          <table:table-cell table:style-name="Table2.A2" office:value-type="float" office:value="40000">
            <text:p text:style-name="P17">40000</text:p>
          </table:table-cell>
          <table:table-cell table:style-name="Table2.A2" office:value-type="float" office:value="1600441702">
            <text:p text:style-name="P17">1600441702</text:p>
          </table:table-cell>
          <table:table-cell table:style-name="Table2.C2" office:value-type="float" office:value="3.06">
            <text:p text:style-name="P17">3.06</text:p>
          </table:table-cell>
        </table:table-row>
      </table:table>
      <text:p text:style-name="P10"><draw:frame draw:style-name="fr1" draw:name="Object1" text:anchor-type="paragraph" svg:x="1.2047in" svg:y="0.0228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Question 7</text:p>
      <text:p text:style-name="P10">Optimized Vector: O(n)</text:p>
      <text:p text:style-name="P2"><text:span text:style-name="T1"><text:s text:c="7"/></text:span><text:span text:style-name="T4">opp</text:span><text:span text:style-name="T17"> </text:span><text:span text:style-name="T11">=</text:span><text:span text:style-name="T17"> </text:span><text:span text:style-name="T21">0</text:span><text:span text:style-name="T11">;</text:span></text:p>
      <text:p text:style-name="P6"><text:span text:style-name="T12"><text:s text:c="4"/></text:span><text:span text:style-name="T25">Node</text:span><text:span text:style-name="T7">&lt;</text:span><text:span text:style-name="T25">T</text:span><text:span text:style-name="T7">&gt;</text:span><text:span text:style-name="T12"> </text:span><text:span text:style-name="T7">*</text:span>newNode<text:span text:style-name="T7">;</text:span><text:span text:style-name="T12"> </text:span><text:span text:style-name="T23">//</text:span><text:span text:style-name="T12"> </text:span><text:span text:style-name="T23">A</text:span><text:span text:style-name="T12"> </text:span><text:span text:style-name="T23">new</text:span><text:span text:style-name="T12"> </text:span><text:span text:style-name="T23">node</text:span></text:p>
      <text:p text:style-name="P6"><text:span text:style-name="T12"><text:s text:c="4"/></text:span><text:span text:style-name="T25">Node</text:span><text:span text:style-name="T7">&lt;</text:span><text:span text:style-name="T25">T</text:span><text:span text:style-name="T7">&gt;</text:span><text:span text:style-name="T12"> </text:span><text:span text:style-name="T7">*</text:span>nodePtr<text:span text:style-name="T7">;</text:span><text:span text:style-name="T12"> </text:span><text:span text:style-name="T23">//</text:span><text:span text:style-name="T12"> </text:span><text:span text:style-name="T23">To</text:span><text:span text:style-name="T12"> </text:span><text:span text:style-name="T23">traverse</text:span><text:span text:style-name="T12"> </text:span><text:span text:style-name="T23">the</text:span><text:span text:style-name="T12"> </text:span><text:span text:style-name="T23">list</text:span></text:p>
      <text:p text:style-name="P6"><text:span text:style-name="T12"><text:s text:c="4"/></text:span><text:span text:style-name="T25">Node</text:span><text:span text:style-name="T7">&lt;</text:span><text:span text:style-name="T25">T</text:span><text:span text:style-name="T7">&gt;</text:span><text:span text:style-name="T12"> </text:span><text:span text:style-name="T7">*</text:span>previousNode<text:span text:style-name="T12"> </text:span><text:span text:style-name="T7">=</text:span><text:span text:style-name="T12"> </text:span><text:span text:style-name="T18">nullptr</text:span><text:span text:style-name="T7">;</text:span><text:span text:style-name="T12"> </text:span><text:span text:style-name="T23">//</text:span><text:span text:style-name="T12"> </text:span><text:span text:style-name="T23">The</text:span><text:span text:style-name="T12"> </text:span><text:span text:style-name="T23">previous</text:span><text:span text:style-name="T12"> </text:span><text:span text:style-name="T23">node</text:span></text:p>
      <text:p text:style-name="P6"><text:span text:style-name="T12"><text:s text:c="4"/></text:span><text:span text:style-name="T23">//</text:span><text:span text:style-name="T12"> </text:span><text:span text:style-name="T23">Allocate</text:span><text:span text:style-name="T12"> </text:span><text:span text:style-name="T23">a</text:span><text:span text:style-name="T12"> </text:span><text:span text:style-name="T23">new</text:span><text:span text:style-name="T12"> </text:span><text:span text:style-name="T23">node</text:span><text:span text:style-name="T12"> </text:span><text:span text:style-name="T23">and</text:span><text:span text:style-name="T12"> </text:span><text:span text:style-name="T23">store</text:span><text:span text:style-name="T12"> </text:span><text:span text:style-name="T23">num</text:span><text:span text:style-name="T12"> </text:span><text:span text:style-name="T23">there.</text:span></text:p>
      <text:p text:style-name="P5"><text:span text:style-name="T12"><text:s text:c="4"/></text:span>newNode<text:span text:style-name="T12"> </text:span><text:span text:style-name="T7">=</text:span><text:span text:style-name="T12"> </text:span><text:span text:style-name="T18">new</text:span><text:span text:style-name="T12"> </text:span><text:span text:style-name="T25">Node</text:span><text:span text:style-name="T7">&lt;</text:span><text:span text:style-name="T25">T</text:span><text:span text:style-name="T7">&gt;(</text:span>value<text:span text:style-name="T7">);</text:span></text:p>
      <text:p text:style-name="P6"><text:span text:style-name="T12"><text:s text:c="4"/></text:span><text:span text:style-name="T23">//</text:span><text:span text:style-name="T12"> </text:span><text:span text:style-name="T23">If</text:span><text:span text:style-name="T12"> </text:span><text:span text:style-name="T23">there</text:span><text:span text:style-name="T12"> </text:span><text:span text:style-name="T23">are</text:span><text:span text:style-name="T12"> </text:span><text:span text:style-name="T23">no</text:span><text:span text:style-name="T12"> </text:span><text:span text:style-name="T23">nodes</text:span><text:span text:style-name="T12"> </text:span><text:span text:style-name="T23">in</text:span><text:span text:style-name="T12"> </text:span><text:span text:style-name="T23">the</text:span><text:span text:style-name="T12"> </text:span><text:span text:style-name="T23">list</text:span></text:p>
      <text:p text:style-name="P5"><text:span text:style-name="T12"><text:s text:c="4"/></text:span><text:span text:style-name="T23">//</text:span><text:span text:style-name="T12"> </text:span><text:span text:style-name="T23">make</text:span><text:span text:style-name="T12"> </text:span><text:span text:style-name="T23">newNode</text:span><text:span text:style-name="T12"> </text:span><text:span text:style-name="T23">the</text:span><text:span text:style-name="T12"> </text:span><text:span text:style-name="T23">first</text:span><text:span text:style-name="T12"> </text:span><text:span text:style-name="T23">node</text:span></text:p>
      <text:p text:style-name="P6"><text:span text:style-name="T12"><text:s text:c="4"/></text:span><text:span text:style-name="T18">if</text:span><text:span text:style-name="T12"> </text:span><text:span text:style-name="T7">(!</text:span>head<text:span text:style-name="T7">)</text:span><text:span text:style-name="T12"> </text:span><text:span text:style-name="T7">{</text:span></text:p>
      <text:p text:style-name="P6"><text:span text:style-name="T12"><text:s text:c="8"/></text:span>head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8"/></text:span>newNode<text:span text:style-name="T7">-&gt;</text:span>next<text:span text:style-name="T12"> </text:span><text:span text:style-name="T7">=</text:span><text:span text:style-name="T12"> </text:span><text:span text:style-name="T18">nullptr</text:span><text:span text:style-name="T7">;</text:span></text:p>
      <text:p text:style-name="P6"><text:span text:style-name="T12"><text:s text:c="8"/></text:span>opp<text:span text:style-name="T7">++;</text:span><text:span text:style-name="T12"> </text:span>opp<text:span text:style-name="T7">++;</text:span><text:span text:style-name="T12"> </text:span>opp<text:span text:style-name="T7">++;</text:span></text:p>
      <text:p text:style-name="P6"><text:span text:style-name="T12"><text:s text:c="4"/></text:span><text:span text:style-name="T7">}</text:span></text:p>
      <text:p text:style-name="P6"><text:span text:style-name="T12"><text:s text:c="4"/></text:span><text:span text:style-name="T18">else</text:span><text:span text:style-name="T12"> </text:span><text:span text:style-name="T23">//</text:span><text:span text:style-name="T12"> </text:span><text:span text:style-name="T23">Otherwise,</text:span><text:span text:style-name="T12"> </text:span><text:span text:style-name="T23">insert</text:span><text:span text:style-name="T12"> </text:span><text:span text:style-name="T23">newNode</text:span></text:p>
      <text:p text:style-name="P6"><text:span text:style-name="T12"><text:s text:c="4"/></text:span><text:span text:style-name="T7">{</text:span></text:p>
      <text:p text:style-name="P6"><text:span text:style-name="T12"><text:s text:c="8"/></text:span><text:span text:style-name="T23">//</text:span><text:span text:style-name="T12"> </text:span><text:span text:style-name="T23">Position</text:span><text:span text:style-name="T12"> </text:span><text:span text:style-name="T23">nodePtr</text:span><text:span text:style-name="T12"> </text:span><text:span text:style-name="T23">at</text:span><text:span text:style-name="T12"> </text:span><text:span text:style-name="T23">the</text:span><text:span text:style-name="T12"> </text:span><text:span text:style-name="T23">head</text:span><text:span text:style-name="T12"> </text:span><text:span text:style-name="T23">of</text:span><text:span text:style-name="T12"> </text:span><text:span text:style-name="T23">list.</text:span></text:p>
      <text:p text:style-name="P6"><text:span text:style-name="T12"><text:s text:c="8"/></text:span>nodePtr<text:span text:style-name="T12"> </text:span><text:span text:style-name="T7">=</text:span><text:span text:style-name="T12"> </text:span>head<text:span text:style-name="T7">;</text:span></text:p>
      <text:p text:style-name="P6"><text:span text:style-name="T12"><text:s text:c="8"/></text:span>opp<text:span text:style-name="T7">++;</text:span></text:p>
      <text:p text:style-name="P6"><text:span text:style-name="T12"><text:s text:c="8"/></text:span><text:span text:style-name="T23">//</text:span><text:span text:style-name="T12"> </text:span><text:span text:style-name="T23">Initialize</text:span><text:span text:style-name="T12"> </text:span><text:span text:style-name="T23">previousNode</text:span><text:span text:style-name="T12"> </text:span><text:span text:style-name="T23">to</text:span><text:span text:style-name="T12"> </text:span><text:span text:style-name="T23">nullptr.</text:span></text:p>
      <text:p text:style-name="P6"><text:span text:style-name="T12"><text:s text:c="8"/></text:span>previousNode<text:span text:style-name="T12"> </text:span><text:span text:style-name="T7">=</text:span><text:span text:style-name="T12"> </text:span><text:span text:style-name="T18">nullptr</text:span><text:span text:style-name="T7">;</text:span></text:p>
      <text:p text:style-name="P5"><text:span text:style-name="T12"><text:s text:c="8"/></text:span>opp<text:span text:style-name="T7">++;</text:span></text:p>
      <text:p text:style-name="P6"><text:span text:style-name="T12"><text:s text:c="8"/></text:span><text:span text:style-name="T23">//</text:span><text:span text:style-name="T12"> </text:span><text:span text:style-name="T23">Skip</text:span><text:span text:style-name="T12"> </text:span><text:span text:style-name="T23">all</text:span><text:span text:style-name="T12"> </text:span><text:span text:style-name="T23">nodes</text:span><text:span text:style-name="T12"> </text:span><text:span text:style-name="T23">whose</text:span><text:span text:style-name="T12"> </text:span><text:span text:style-name="T23">value</text:span><text:span text:style-name="T12"> </text:span><text:span text:style-name="T23">is</text:span><text:span text:style-name="T12"> </text:span><text:span text:style-name="T23">less</text:span><text:span text:style-name="T12"> </text:span><text:span text:style-name="T23">than</text:span><text:span text:style-name="T12"> </text:span><text:span text:style-name="T23">num.</text:span></text:p>
      <text:p text:style-name="P6"><text:span text:style-name="T12"><text:s text:c="8"/></text:span><text:span text:style-name="T18">while</text:span><text:span text:style-name="T12"> </text:span><text:span text:style-name="T7">(</text:span>nodePtr<text:span text:style-name="T12"> </text:span><text:span text:style-name="T7">!=</text:span><text:span text:style-name="T12"> </text:span><text:span text:style-name="T18">nullptr</text:span><text:span text:style-name="T12"> </text:span><text:span text:style-name="T7">&amp;&amp;</text:span><text:span text:style-name="T12"> </text:span>nodePtr<text:span text:style-name="T7">-&gt;</text:span>value<text:span text:style-name="T12"> </text:span><text:span text:style-name="T7">&lt;</text:span><text:span text:style-name="T12"> </text:span>value<text:span text:style-name="T7">)</text:span></text:p>
      <text:p text:style-name="P6"><text:span text:style-name="T12"><text:s text:c="8"/></text:span><text:span text:style-name="T7">{</text:span></text:p>
      <text:p text:style-name="P6"><text:span text:style-name="T12"><text:s text:c="12"/></text:span>previousNode<text:span text:style-name="T12"> </text:span><text:span text:style-name="T7">=</text:span><text:span text:style-name="T12"> </text:span>nodePtr<text:span text:style-name="T7">;</text:span></text:p>
      <text:p text:style-name="P6"><text:span text:style-name="T12"><text:s text:c="12"/></text:span>nodePtr<text:span text:style-name="T12"> </text:span><text:span text:style-name="T7">=</text:span><text:span text:style-name="T12"> </text:span>nodePtr<text:span text:style-name="T7">-&gt;</text:span>next<text:span text:style-name="T7">;</text:span></text:p>
      <text:p text:style-name="P6"><text:span text:style-name="T12"><text:s text:c="12"/></text:span>opp<text:span text:style-name="T7">++;</text:span><text:span text:style-name="T12"> </text:span>opp<text:span text:style-name="T7">++;</text:span><text:span text:style-name="T12"> </text:span>opp<text:span text:style-name="T7">++;</text:span><text:span text:style-name="T12"> </text:span>opp<text:span text:style-name="T7">++;</text:span></text:p>
      <text:p text:style-name="P5"><text:span text:style-name="T12"><text:s text:c="8"/></text:span><text:span text:style-name="T7">}</text:span></text:p>
      <text:p text:style-name="P6"><text:span text:style-name="T12"><text:s text:c="8"/></text:span><text:span text:style-name="T23">//</text:span><text:span text:style-name="T12"> </text:span><text:span text:style-name="T23">If</text:span><text:span text:style-name="T12"> </text:span><text:span text:style-name="T23">the</text:span><text:span text:style-name="T12"> </text:span><text:span text:style-name="T23">new</text:span><text:span text:style-name="T12"> </text:span><text:span text:style-name="T23">node</text:span><text:span text:style-name="T12"> </text:span><text:span text:style-name="T23">is</text:span><text:span text:style-name="T12"> </text:span><text:span text:style-name="T23">to</text:span><text:span text:style-name="T12"> </text:span><text:span text:style-name="T23">be</text:span><text:span text:style-name="T12"> </text:span><text:span text:style-name="T23">the</text:span><text:span text:style-name="T12"> </text:span><text:span text:style-name="T23">1st</text:span><text:span text:style-name="T12"> </text:span><text:span text:style-name="T23">in</text:span><text:span text:style-name="T12"> </text:span><text:span text:style-name="T23">the</text:span><text:span text:style-name="T12"> </text:span><text:span text:style-name="T23">list,</text:span></text:p>
      <text:p text:style-name="P6"><text:span text:style-name="T12"><text:s text:c="8"/></text:span><text:span text:style-name="T23">//</text:span><text:span text:style-name="T12"> </text:span><text:span text:style-name="T23">insert</text:span><text:span text:style-name="T12"> </text:span><text:span text:style-name="T23">it</text:span><text:span text:style-name="T12"> </text:span><text:span text:style-name="T23">before</text:span><text:span text:style-name="T12"> </text:span><text:span text:style-name="T23">all</text:span><text:span text:style-name="T12"> </text:span><text:span text:style-name="T23">other</text:span><text:span text:style-name="T12"> </text:span><text:span text:style-name="T23">nodes.</text:span></text:p>
      <text:p text:style-name="P6"><text:span text:style-name="T12"><text:s text:c="8"/></text:span><text:span text:style-name="T18">if</text:span><text:span text:style-name="T12"> </text:span><text:span text:style-name="T7">(</text:span>previousNode<text:span text:style-name="T12"> </text:span><text:span text:style-name="T7">==</text:span><text:span text:style-name="T12"> </text:span><text:span text:style-name="T18">nullptr</text:span><text:span text:style-name="T7">)</text:span></text:p>
      <text:p text:style-name="P6"><text:span text:style-name="T12"><text:s text:c="8"/></text:span><text:span text:style-name="T7">{</text:span></text:p>
      <text:p text:style-name="P6"><text:span text:style-name="T12"><text:s text:c="12"/></text:span>head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12"/></text:span>newNode<text:span text:style-name="T7">-&gt;</text:span>next<text:span text:style-name="T12"> </text:span><text:span text:style-name="T7">=</text:span><text:span text:style-name="T12"> </text:span>nodePtr<text:span text:style-name="T7">;</text:span></text:p>
      <text:p text:style-name="P6"><text:span text:style-name="T12"><text:s text:c="12"/></text:span>opp<text:span text:style-name="T7">++;</text:span><text:span text:style-name="T12"> </text:span>opp<text:span text:style-name="T7">++;</text:span><text:span text:style-name="T12"> </text:span>opp<text:span text:style-name="T7">++;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18">else</text:span><text:span text:style-name="T12"> </text:span><text:span text:style-name="T23">//</text:span><text:span text:style-name="T12"> </text:span><text:span text:style-name="T23">Otherwise</text:span><text:span text:style-name="T12"> </text:span><text:span text:style-name="T23">insert</text:span><text:span text:style-name="T12"> </text:span><text:span text:style-name="T23">after</text:span><text:span text:style-name="T12"> </text:span><text:span text:style-name="T23">the</text:span><text:span text:style-name="T12"> </text:span><text:span text:style-name="T23">previous</text:span><text:span text:style-name="T12"> </text:span><text:span text:style-name="T23">node.</text:span></text:p>
      <text:p text:style-name="P6"><text:span text:style-name="T12"><text:s text:c="8"/></text:span><text:span text:style-name="T7">{</text:span></text:p>
      <text:p text:style-name="P6"><text:span text:style-name="T12"><text:s text:c="12"/></text:span>previousNode<text:span text:style-name="T7">-&gt;</text:span>next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12"/></text:span>newNode<text:span text:style-name="T7">-&gt;</text:span>next<text:span text:style-name="T12"> </text:span><text:span text:style-name="T7">=</text:span><text:span text:style-name="T12"> </text:span>nodePtr<text:span text:style-name="T7">;</text:span></text:p>
      <text:p text:style-name="P6"><text:span text:style-name="T12"><text:s text:c="12"/></text:span>opp<text:span text:style-name="T7">++;</text:span><text:span text:style-name="T12"> </text:span>opp<text:span text:style-name="T7">++;</text:span></text:p>
      <text:p text:style-name="P6"><text:span text:style-name="T12"><text:s text:c="8"/></text:span><text:span text:style-name="T7">}</text:span></text:p>
      <text:p text:style-name="P6"><text:span text:style-name="T12"><text:s text:c="4"/></text:span><text:span text:style-name="T7">}</text:span></text:p>
      <text:p text:style-name="P10"><text:soft-page-break/></text:p>
      <text:p text:style-name="P10">Optimized Vector: O(n)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7">N</text:p>
          </table:table-cell>
          <table:table-cell table:style-name="Table3.A1" office:value-type="string">
            <text:p text:style-name="P17">Total Operations</text:p>
          </table:table-cell>
          <table:table-cell table:style-name="Table3.C1" office:value-type="string">
            <text:p text:style-name="P17">Time in seconds</text:p>
          </table:table-cell>
        </table:table-row>
        <table:table-row>
          <table:table-cell table:style-name="Table3.A2" office:value-type="float" office:value="5000">
            <text:p text:style-name="P17">5000</text:p>
          </table:table-cell>
          <table:table-cell table:style-name="Table3.A2" office:value-type="float" office:value="6944">
            <text:p text:style-name="P16">6944</text:p>
          </table:table-cell>
          <table:table-cell table:style-name="Table3.C2" office:value-type="float" office:value="0.047">
            <text:p text:style-name="P16">0.05</text:p>
          </table:table-cell>
        </table:table-row>
        <table:table-row>
          <table:table-cell table:style-name="Table3.A2" office:value-type="float" office:value="10000">
            <text:p text:style-name="P17">10000</text:p>
          </table:table-cell>
          <table:table-cell table:style-name="Table3.A2" office:value-type="float" office:value="26204">
            <text:p text:style-name="P16">26204</text:p>
          </table:table-cell>
          <table:table-cell table:style-name="Table3.C2" office:value-type="float" office:value="0.189">
            <text:p text:style-name="P16">0.19</text:p>
          </table:table-cell>
        </table:table-row>
        <table:table-row>
          <table:table-cell table:style-name="Table3.A2" office:value-type="float" office:value="20000">
            <text:p text:style-name="P17">20000</text:p>
          </table:table-cell>
          <table:table-cell table:style-name="Table3.A2" office:value-type="float" office:value="56980">
            <text:p text:style-name="P16">56980</text:p>
          </table:table-cell>
          <table:table-cell table:style-name="Table3.C2" office:value-type="float" office:value="0.803">
            <text:p text:style-name="P16">0.8</text:p>
          </table:table-cell>
        </table:table-row>
        <table:table-row>
          <table:table-cell table:style-name="Table3.A2" office:value-type="float" office:value="40000">
            <text:p text:style-name="P17">40000</text:p>
          </table:table-cell>
          <table:table-cell table:style-name="Table3.A2" office:value-type="float" office:value="58632">
            <text:p text:style-name="P16">58632</text:p>
          </table:table-cell>
          <table:table-cell table:style-name="Table3.C2" office:value-type="float" office:value="4.006">
            <text:p text:style-name="P16">4.01</text:p>
          </table:table-cell>
        </table:table-row>
      </table:table>
      <text:p text:style-name="P10"/>
      <text:p text:style-name="P10"><draw:frame draw:style-name="fr1" draw:name="Object2" text:anchor-type="paragraph" svg:x="0.2028in" svg:y="0.0835in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ist Vector: O(n)</text:p>
      <text:p text:style-name="P10"/>
      <text:p text:style-name="P3"><text:span text:style-name="T5"><text:s text:c="3"/></text:span><text:span text:style-name="T6">opp</text:span><text:span text:style-name="T14"> </text:span><text:span text:style-name="T10">=</text:span><text:span text:style-name="T14"> </text:span><text:span text:style-name="T22">0</text:span><text:span text:style-name="T10">;</text:span></text:p>
      <text:p text:style-name="P6"><text:span text:style-name="T12"><text:s text:c="4"/></text:span><text:span text:style-name="T25">Link</text:span><text:span text:style-name="T7">&lt;</text:span><text:span text:style-name="T25">T</text:span><text:span text:style-name="T7">&gt;*</text:span><text:span text:style-name="T12"> </text:span>newNode<text:span text:style-name="T12"> </text:span><text:span text:style-name="T7">=</text:span><text:span text:style-name="T12"> </text:span><text:span text:style-name="T18">new</text:span><text:span text:style-name="T12"> </text:span><text:span text:style-name="T25">Link</text:span><text:span text:style-name="T7">&lt;</text:span><text:span text:style-name="T25">T</text:span><text:span text:style-name="T7">&gt;(</text:span>v<text:span text:style-name="T7">);</text:span></text:p>
      <text:p text:style-name="P5"><text:span text:style-name="T12"><text:s text:c="4"/></text:span>sz<text:span text:style-name="T7">++;</text:span></text:p>
      <text:p text:style-name="P6"><text:span text:style-name="T12"><text:s text:c="4"/></text:span><text:span text:style-name="T18">if</text:span><text:span text:style-name="T7">(!</text:span>first<text:span text:style-name="T7">)</text:span><text:span text:style-name="T12"> </text:span><text:span text:style-name="T7">{</text:span></text:p>
      <text:p text:style-name="P6"><text:span text:style-name="T12"><text:s text:c="8"/></text:span>first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8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5"><text:span text:style-name="T12"><text:s text:c="4"/></text:span><text:span text:style-name="T7">}</text:span><text:span text:style-name="T12"> </text:span><text:span text:style-name="T18">else</text:span><text:span text:style-name="T12"> </text:span><text:span text:style-name="T7">{</text:span></text:p>
      <text:p text:style-name="P6"><text:span text:style-name="T12"><text:s text:c="8"/></text:span><text:span text:style-name="T25">Link</text:span><text:span text:style-name="T7">&lt;</text:span><text:span text:style-name="T25">T</text:span><text:span text:style-name="T7">&gt;*</text:span><text:span text:style-name="T12"> </text:span>nodePtr<text:span text:style-name="T12"> </text:span><text:span text:style-name="T7">=</text:span><text:span text:style-name="T12"> </text:span>first<text:span text:style-name="T7">;</text:span></text:p>
      <text:p text:style-name="P6"><text:span text:style-name="T12"><text:s text:c="8"/></text:span>opp<text:span text:style-name="T7">++;</text:span></text:p>
      <text:p text:style-name="P6"><text:span text:style-name="T12"><text:s text:c="8"/></text:span><text:span text:style-name="T18">while</text:span><text:span text:style-name="T12"> </text:span><text:span text:style-name="T7">(</text:span>nodePtr<text:span text:style-name="T7">-&gt;</text:span>next<text:span text:style-name="T12"> </text:span><text:span text:style-name="T7">!=</text:span><text:span text:style-name="T12"> </text:span><text:span text:style-name="T18">nullptr</text:span><text:span text:style-name="T12"> </text:span><text:span text:style-name="T7">&amp;&amp;</text:span><text:span text:style-name="T12"> </text:span>nodePtr<text:span text:style-name="T7">-&gt;</text:span>next<text:span text:style-name="T7">-&gt;</text:span>value<text:span text:style-name="T12"> </text:span><text:span text:style-name="T7">&lt;</text:span><text:span text:style-name="T12"> </text:span>v<text:span text:style-name="T7">)</text:span><text:span text:style-name="T12"> <text:s text:c="7"/><text:tab/> <text:s text:c="2"/></text:span><text:span text:style-name="T7">{</text:span></text:p>
      <text:p text:style-name="P6"><text:span text:style-name="T12"><text:s text:c="12"/></text:span>nodePtr<text:span text:style-name="T12"> </text:span><text:span text:style-name="T7">=</text:span><text:span text:style-name="T12"> </text:span>nodePtr<text:span text:style-name="T7">-&gt;</text:span>next<text:span text:style-name="T7">;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3</text:span><text:span text:style-name="T7">;</text:span></text:p>
      <text:p text:style-name="P6"><text:span text:style-name="T12"><text:s text:c="8"/></text:span><text:span text:style-name="T7">}</text:span></text:p>
      <text:p text:style-name="P6"><text:span text:style-name="T12"><text:s text:c="8"/></text:span><text:span text:style-name="T18">if</text:span><text:span text:style-name="T12"> </text:span><text:span text:style-name="T7">(</text:span>nodePtr<text:span text:style-name="T7">)</text:span><text:span text:style-name="T12"> </text:span><text:span text:style-name="T7">{</text:span><text:span text:style-name="T12"> </text:span><text:span text:style-name="T23">//</text:span><text:span text:style-name="T12"> </text:span><text:span text:style-name="T23">nodePtr</text:span><text:span text:style-name="T12"> </text:span><text:span text:style-name="T23">did</text:span><text:span text:style-name="T12"> </text:span><text:span text:style-name="T23">not</text:span><text:span text:style-name="T12"> </text:span><text:span text:style-name="T23">reach</text:span><text:span text:style-name="T12"> </text:span><text:span text:style-name="T23">end</text:span><text:span text:style-name="T12"> </text:span><text:span text:style-name="T23">of</text:span><text:span text:style-name="T12"> </text:span><text:span text:style-name="T23">the</text:span><text:span text:style-name="T12"> </text:span><text:span text:style-name="T23">list</text:span></text:p>
      <text:p text:style-name="P6"><text:span text:style-name="T12"><text:s text:c="12"/></text:span>newNode<text:span text:style-name="T7">-&gt;</text:span>next<text:span text:style-name="T12"> </text:span><text:span text:style-name="T7">=</text:span><text:span text:style-name="T12"> </text:span>nodePtr<text:span text:style-name="T7">-&gt;</text:span>next<text:span text:style-name="T7">;</text:span></text:p>
      <text:p text:style-name="P6"><text:span text:style-name="T12"><text:s text:c="12"/></text:span>nodePtr<text:span text:style-name="T7">-&gt;</text:span>next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12"/></text:span>newNode<text:span text:style-name="T7">-&gt;</text:span>prev<text:span text:style-name="T12"> </text:span><text:span text:style-name="T7">=</text:span><text:span text:style-name="T12"> </text:span>nodePtr<text:span text:style-name="T7">;</text:span></text:p>
      <text:p text:style-name="P6"><text:span text:style-name="T12"><text:s text:c="12"/></text:span>opp<text:span text:style-name="T12"> </text:span><text:span text:style-name="T7">+=</text:span><text:span text:style-name="T12"> </text:span><text:span text:style-name="T20">4</text:span><text:span text:style-name="T7">;</text:span></text:p>
      <text:p text:style-name="P6"><text:span text:style-name="T12"><text:s text:c="12"/></text:span><text:span text:style-name="T18">if</text:span><text:span text:style-name="T7">(</text:span><text:span text:style-name="T12"> </text:span>newNode<text:span text:style-name="T7">-&gt;</text:span>next<text:span text:style-name="T12"> </text:span><text:span text:style-name="T7">){</text:span></text:p>
      <text:p text:style-name="P6"><text:span text:style-name="T12"><text:s text:c="16"/></text:span><text:span text:style-name="T7">(</text:span><text:span text:style-name="T12"> </text:span>newNode<text:span text:style-name="T7">-&gt;</text:span>next<text:span text:style-name="T12"> </text:span><text:span text:style-name="T7">)-&gt;</text:span>prev<text:span text:style-name="T12"> </text:span><text:span text:style-name="T7">=</text:span><text:span text:style-name="T12"> </text:span>newNode<text:span text:style-name="T7">;</text:span></text:p>
      <text:p text:style-name="P6"><text:span text:style-name="T12"><text:s text:c="16"/></text:span>opp<text:span text:style-name="T12"> </text:span><text:span text:style-name="T7">+=</text:span><text:span text:style-name="T12"> </text:span><text:span text:style-name="T20">2</text:span><text:span text:style-name="T7">;</text:span></text:p>
      <text:p text:style-name="P6"><text:span text:style-name="T12"><text:s text:c="12"/></text:span><text:span text:style-name="T7">}</text:span></text:p>
      <text:p text:style-name="P6"><text:span text:style-name="T12"><text:s text:c="8"/></text:span><text:span text:style-name="T7">}</text:span></text:p>
      <text:p text:style-name="P6"><text:span text:style-name="T12"><text:s text:c="4"/></text:span><text:span text:style-name="T7">}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ist Vector: O(n)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7">N</text:p>
          </table:table-cell>
          <table:table-cell table:style-name="Table4.A1" office:value-type="string">
            <text:p text:style-name="P17">Total Operations</text:p>
          </table:table-cell>
          <table:table-cell table:style-name="Table4.C1" office:value-type="string">
            <text:p text:style-name="P17">Time in seconds</text:p>
          </table:table-cell>
        </table:table-row>
        <table:table-row>
          <table:table-cell table:style-name="Table4.A2" office:value-type="float" office:value="5000">
            <text:p text:style-name="P17">5000</text:p>
          </table:table-cell>
          <table:table-cell table:style-name="Table4.A2" office:value-type="float" office:value="13828">
            <text:p text:style-name="P17">13828</text:p>
          </table:table-cell>
          <table:table-cell table:style-name="Table4.C2" office:value-type="float" office:value="0.031">
            <text:p text:style-name="P17">0.03</text:p>
          </table:table-cell>
        </table:table-row>
        <table:table-row>
          <table:table-cell table:style-name="Table4.A2" office:value-type="float" office:value="10000">
            <text:p text:style-name="P17">10000</text:p>
          </table:table-cell>
          <table:table-cell table:style-name="Table4.A2" office:value-type="float" office:value="14416">
            <text:p text:style-name="P17">14416</text:p>
          </table:table-cell>
          <table:table-cell table:style-name="Table4.C2" office:value-type="float" office:value="0.133">
            <text:p text:style-name="P17">0.13</text:p>
          </table:table-cell>
        </table:table-row>
        <table:table-row>
          <table:table-cell table:style-name="Table4.A2" office:value-type="float" office:value="20000">
            <text:p text:style-name="P17">20000</text:p>
          </table:table-cell>
          <table:table-cell table:style-name="Table4.A2" office:value-type="float" office:value="29254">
            <text:p text:style-name="P17">29254</text:p>
          </table:table-cell>
          <table:table-cell table:style-name="Table4.C2" office:value-type="float" office:value="0.715">
            <text:p text:style-name="P17">0.72</text:p>
          </table:table-cell>
        </table:table-row>
        <table:table-row>
          <table:table-cell table:style-name="Table4.A2" office:value-type="float" office:value="40000">
            <text:p text:style-name="P17">40000</text:p>
          </table:table-cell>
          <table:table-cell table:style-name="Table4.A2" office:value-type="float" office:value="10027">
            <text:p text:style-name="P17">10027</text:p>
          </table:table-cell>
          <table:table-cell table:style-name="Table4.C2" office:value-type="float" office:value="3.879">
            <text:p text:style-name="P17">3.88</text:p>
          </table:table-cell>
        </table:table-row>
      </table:table>
      <text:p text:style-name="P10"/>
      <text:p text:style-name="P10"/>
      <text:p text:style-name="P10"><draw:frame draw:style-name="fr2" draw:name="Object3" text:anchor-type="paragraph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10PitchBT-Roman" svg:font-family="Courier10PitchBT-Roman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Shatz</meta:initial-creator>
    <meta:creation-date>2016-04-27T13:07:59</meta:creation-date>
    <dc:date>2016-04-27T23:27:23.69</dc:date>
    <dc:creator>Richard Shatz</dc:creator>
    <meta:editing-duration>PT9H57M1S</meta:editing-duration>
    <meta:editing-cycles>7</meta:editing-cycles>
    <meta:generator>OpenOffice/4.1.2$Win32 OpenOffice.org_project/412m3$Build-9782</meta:generator>
    <meta:document-statistic meta:table-count="4" meta:image-count="0" meta:object-count="3" meta:page-count="8" meta:paragraph-count="185" meta:word-count="522" meta:character-count="35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57cm" svg:y="0.851cm" svg:width="14.003cm" svg:height="6.961cm">
          <chartooo:coordinate-region svg:x="2.084cm" svg:y="1.064cm" svg:width="12.811cm" svg:height="6.075cm"/>
          <chart:axis chart:dimension="x" chart:name="primary-x" chart:style-name="ch3" chartooo:axis-type="auto">
            <chartooo:date-scale/>
            <chart:title svg:x="8.182cm" svg:y="7.992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759cm" chart:style-name="ch6">
              <text:p>Time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.06">
                <text:p>3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57cm" svg:y="0.851cm" svg:width="14.003cm" svg:height="6.961cm">
          <chartooo:coordinate-region svg:x="2.084cm" svg:y="1.063cm" svg:width="12.811cm" svg:height="6.076cm"/>
          <chart:axis chart:dimension="x" chart:name="primary-x" chart:style-name="ch3" chartooo:axis-type="auto">
            <chartooo:date-scale/>
            <chart:title svg:x="8.182cm" svg:y="7.992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759cm" chart:style-name="ch6">
              <text:p>Time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4.01">
                <text:p>4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57cm" svg:y="0.851cm" svg:width="14.003cm" svg:height="6.961cm">
          <chartooo:coordinate-region svg:x="2.084cm" svg:y="1.063cm" svg:width="12.811cm" svg:height="6.076cm"/>
          <chart:axis chart:dimension="x" chart:name="primary-x" chart:style-name="ch3" chartooo:axis-type="auto">
            <chartooo:date-scale/>
            <chart:title svg:x="8.182cm" svg:y="7.992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759cm" chart:style-name="ch6">
              <text:p>Time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.88">
                <text:p>3.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